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e.healthy</text:p>
          </table:table-cell>
          <table:table-cell table:style-name="ce1" office:value-type="string" calcext:value-type="string">
            <text:p>State.sick</text:p>
          </table:table-cell>
          <table:table-cell table:style-name="ce1" office:value-type="string" calcext:value-type="string">
            <text:p>State.dead</text:p>
          </table:table-cell>
          <table:table-cell table:style-name="ce1" office:value-type="string" calcext:value-type="string">
            <text:p>State.immune <text:s text:c="3"/></text:p>
          </table:table-cell>
          <table:table-cell/>
          <table:table-cell>
            <draw:frame draw:z-index="0" draw:name="Chart 1" draw:style-name="gr1" draw:text-style-name="P1" svg:width="15.874cm" svg:height="9.815cm" svg:x="0.065cm" svg:y="0.487cm">
              <draw:object draw:notify-on-update-of-ranges="Sheet1.A1:Sheet1.A1 Sheet1.A2:Sheet1.A103 Sheet1.B1:Sheet1.B1 Sheet1.B2:Sheet1.B103 Sheet1.C1:Sheet1.C1 Sheet1.C2:Sheet1.C103 Sheet1.D1:Sheet1.D1 Sheet1.D2:Sheet1.D1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float" office:value="118335" calcext:value-type="float">
            <text:p>1183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327" calcext:value-type="float">
            <text:p>11832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313" calcext:value-type="float">
            <text:p>11831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287" calcext:value-type="float">
            <text:p>11828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256" calcext:value-type="float">
            <text:p>11825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222" calcext:value-type="float">
            <text:p>118222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176" calcext:value-type="float">
            <text:p>118176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120" calcext:value-type="float">
            <text:p>118120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063" calcext:value-type="float">
            <text:p>118063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987" calcext:value-type="float">
            <text:p>117987</text:p>
          </table:table-cell>
          <table:table-cell table:style-name="ce1" office:value-type="float" office:value="349" calcext:value-type="float">
            <text:p>3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918" calcext:value-type="float">
            <text:p>117918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835" calcext:value-type="float">
            <text:p>117835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735" calcext:value-type="float">
            <text:p>117735</text:p>
          </table:table-cell>
          <table:table-cell table:style-name="ce1" office:value-type="float" office:value="601" calcext:value-type="float">
            <text:p>6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637" calcext:value-type="float">
            <text:p>117637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536" calcext:value-type="float">
            <text:p>117536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429" calcext:value-type="float">
            <text:p>117429</text:p>
          </table:table-cell>
          <table:table-cell table:style-name="ce1" office:value-type="float" office:value="907" calcext:value-type="float">
            <text:p>9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301" calcext:value-type="float">
            <text:p>117301</text:p>
          </table:table-cell>
          <table:table-cell table:style-name="ce1" office:value-type="float" office:value="1035" calcext:value-type="float">
            <text:p>10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159" calcext:value-type="float">
            <text:p>117159</text:p>
          </table:table-cell>
          <table:table-cell table:style-name="ce1" office:value-type="float" office:value="1177" calcext:value-type="float">
            <text:p>1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025" calcext:value-type="float">
            <text:p>117025</text:p>
          </table:table-cell>
          <table:table-cell table:style-name="ce1" office:value-type="float" office:value="1311" calcext:value-type="float">
            <text:p>1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897" calcext:value-type="float">
            <text:p>116897</text:p>
          </table:table-cell>
          <table:table-cell table:style-name="ce1" office:value-type="float" office:value="1439" calcext:value-type="float">
            <text:p>14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734" calcext:value-type="float">
            <text:p>116734</text:p>
          </table:table-cell>
          <table:table-cell table:style-name="ce1" office:value-type="float" office:value="1602" calcext:value-type="float">
            <text:p>16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576" calcext:value-type="float">
            <text:p>116576</text:p>
          </table:table-cell>
          <table:table-cell table:style-name="ce1" office:value-type="float" office:value="1760" calcext:value-type="float">
            <text:p>17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437" calcext:value-type="float">
            <text:p>116437</text:p>
          </table:table-cell>
          <table:table-cell table:style-name="ce1" office:value-type="float" office:value="1899" calcext:value-type="float">
            <text:p>18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233" calcext:value-type="float">
            <text:p>116233</text:p>
          </table:table-cell>
          <table:table-cell table:style-name="ce1" office:value-type="float" office:value="2103" calcext:value-type="float">
            <text:p>2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041" calcext:value-type="float">
            <text:p>116041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76">
          <table:table-cell table:style-name="ce1" table:number-columns-repeated="4"/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9:35:19.044747068</dc:date>
    <meta:editing-duration>PT4M1S</meta:editing-duration>
    <meta:editing-cycles>1</meta:editing-cycles>
    <meta:document-statistic meta:table-count="1" meta:cell-count="104" meta:object-count="1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965cm" svg:y="3.862cm" style:legend-expansion="high" chart:style-name="ch2"/>
        <chart:plot-area chart:style-name="ch3" table:cell-range-address="Sheet1.A1:Sheet1.D103" chart:data-source-has-labels="row" svg:x="0.317cm" svg:y="0.196cm" svg:width="11.331cm" svg:height="9.424cm">
          <chart:coordinate-region svg:x="1.527cm" svg:y="0.395cm" svg:width="9.986cm" svg:height="8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3" chart:label-cell-address="Sheet1.A1:Sheet1.A1" chart:class="chart:line">
            <chart:data-point chart:repeated="102"/>
          </chart:series>
          <chart:series chart:style-name="ch8" chart:values-cell-range-address="Sheet1.B2:Sheet1.B103" chart:label-cell-address="Sheet1.B1:Sheet1.B1" chart:class="chart:line">
            <chart:data-point chart:repeated="102"/>
          </chart:series>
          <chart:series chart:style-name="ch9" chart:values-cell-range-address="Sheet1.C2:Sheet1.C103" chart:label-cell-address="Sheet1.C1:Sheet1.C1" chart:class="chart:line">
            <chart:data-point chart:repeated="102"/>
          </chart:series>
          <chart:series chart:style-name="ch10" chart:values-cell-range-address="Sheet1.D2:Sheet1.D103" chart:label-cell-address="Sheet1.D1:Sheet1.D1" chart:class="chart:line">
            <chart:data-point chart:repeated="10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.healthy</text:p>
                <draw:g>
                  <svg:desc>Sheet1.A1:Sheet1.A1</svg:desc>
                </draw:g>
              </table:table-cell>
              <table:table-cell office:value-type="string">
                <text:p>State.sick</text:p>
                <draw:g>
                  <svg:desc>Sheet1.B1:Sheet1.B1</svg:desc>
                </draw:g>
              </table:table-cell>
              <table:table-cell office:value-type="string">
                <text:p>State.dead</text:p>
                <draw:g>
                  <svg:desc>Sheet1.C1:Sheet1.C1</svg:desc>
                </draw:g>
              </table:table-cell>
              <table:table-cell office:value-type="string">
                <text:p>State.immune    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335">
                <text:p>118335</text:p>
                <draw:g>
                  <svg:desc>Sheet1.A2:Sheet1.A103</svg:desc>
                </draw:g>
              </table:table-cell>
              <table:table-cell office:value-type="float" office:value="1">
                <text:p>1</text:p>
                <draw:g>
                  <svg:desc>Sheet1.B2:Sheet1.B103</svg:desc>
                </draw:g>
              </table:table-cell>
              <table:table-cell office:value-type="float" office:value="0">
                <text:p>0</text:p>
                <draw:g>
                  <svg:desc>Sheet1.C2:Sheet1.C103</svg:desc>
                </draw:g>
              </table:table-cell>
              <table:table-cell office:value-type="float" office:value="0">
                <text:p>0</text:p>
                <draw:g>
                  <svg:desc>Sheet1.D2:Sheet1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327">
                <text:p>1183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313">
                <text:p>11831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287">
                <text:p>11828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256">
                <text:p>11825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222">
                <text:p>11822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176">
                <text:p>118176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120">
                <text:p>118120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063">
                <text:p>11806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987">
                <text:p>117987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918">
                <text:p>1179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835">
                <text:p>117835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735">
                <text:p>117735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637">
                <text:p>117637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536">
                <text:p>11753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429">
                <text:p>117429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301">
                <text:p>117301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159">
                <text:p>117159</text:p>
              </table:table-cell>
              <table:table-cell office:value-type="float" office:value="1177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025">
                <text:p>117025</text:p>
              </table:table-cell>
              <table:table-cell office:value-type="float" office:value="1311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897">
                <text:p>116897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734">
                <text:p>116734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576">
                <text:p>116576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437">
                <text:p>116437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233">
                <text:p>116233</text:p>
              </table:table-cell>
              <table:table-cell office:value-type="float" office:value="2103">
                <text:p>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041">
                <text:p>116041</text:p>
              </table:table-cell>
              <table:table-cell office:value-type="float" office:value="2295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